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11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1.1543in"/>
    </style:style>
    <style:style style:name="co4" style:family="table-column">
      <style:table-column-properties fo:break-before="auto" style:column-width="0.9335in"/>
    </style:style>
    <style:style style:name="co5" style:family="table-column">
      <style:table-column-properties fo:break-before="auto" style:column-width="0.8354in"/>
    </style:style>
    <style:style style:name="co6" style:family="table-column">
      <style:table-column-properties fo:break-before="auto" style:column-width="0.5102in"/>
    </style:style>
    <style:style style:name="co7" style:family="table-column">
      <style:table-column-properties fo:break-before="auto" style:column-width="0.8661in"/>
    </style:style>
    <style:style style:name="co8" style:family="table-column">
      <style:table-column-properties fo:break-before="auto" style:column-width="0.44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tomob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cylinders volum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horsepow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model_year</text:p>
          </table:table-cell>
          <table:table-cell office:value-type="string" calcext:value-type="string">
            <text:p>origin</text:p>
          </table:table-cell>
        </table:table-row>
        <table:table-row table:style-name="ro1">
          <table:table-cell office:value-type="string" calcext:value-type="string">
            <text:p>chevrolet chevelle malibu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3504" calcext:value-type="float">
            <text:p>350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skylark 3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3693" calcext:value-type="float">
            <text:p>3693</text:p>
          </table:table-cell>
          <table:table-cell office:value-type="float" office:value="11.5" calcext:value-type="float">
            <text:p>11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satellit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436" calcext:value-type="float">
            <text:p>343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rebel sst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433" calcext:value-type="float">
            <text:p>343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torino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3449" calcext:value-type="float">
            <text:p>3449</text:p>
          </table:table-cell>
          <table:table-cell office:value-type="float" office:value="10.5" calcext:value-type="float">
            <text:p>1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alaxie 50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341" calcext:value-type="float">
            <text:p>434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impal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float" office:value="220" calcext:value-type="float">
            <text:p>220</text:p>
          </table:table-cell>
          <table:table-cell office:value-type="float" office:value="4354" calcext:value-type="float">
            <text:p>43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fury iii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312" calcext:value-type="float">
            <text:p>4312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catalin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425" calcext:value-type="float">
            <text:p>442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ambassador dpl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90" calcext:value-type="float">
            <text:p>190</text:p>
          </table:table-cell>
          <table:table-cell office:value-type="float" office:value="3850" calcext:value-type="float">
            <text:p>3850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challenger s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office:value-type="float" office:value="3563" calcext:value-type="float">
            <text:p>356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'cuda 34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3609" calcext:value-type="float">
            <text:p>360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monte carlo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3761" calcext:value-type="float">
            <text:p>3761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estate wagon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3086" calcext:value-type="float">
            <text:p>308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orona mark ii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plymouth dust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833" calcext:value-type="float">
            <text:p>2833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horne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2774" calcext:value-type="float">
            <text:p>2774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587" calcext:value-type="float">
            <text:p>258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pl5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volkswagen 1131 deluxe seda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835" calcext:value-type="float">
            <text:p>1835</text:p>
          </table:table-cell>
          <table:table-cell office:value-type="float" office:value="20.5" calcext:value-type="float">
            <text:p>2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eugeot 50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672" calcext:value-type="float">
            <text:p>2672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udi 100 l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2430" calcext:value-type="float">
            <text:p>24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aab 99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mw 200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2234" calcext:value-type="float">
            <text:p>2234</text:p>
          </table:table-cell>
          <table:table-cell office:value-type="float" office:value="12.5" calcext:value-type="float">
            <text:p>12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mc gremlin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2648" calcext:value-type="float">
            <text:p>264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f2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15" calcext:value-type="float">
            <text:p>215</text:p>
          </table:table-cell>
          <table:table-cell office:value-type="float" office:value="4615" calcext:value-type="float">
            <text:p>461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y c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4376" calcext:value-type="float">
            <text:p>437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d2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210" calcext:value-type="float">
            <text:p>210</text:p>
          </table:table-cell>
          <table:table-cell office:value-type="float" office:value="4382" calcext:value-type="float">
            <text:p>4382</text:p>
          </table:table-cell>
          <table:table-cell office:value-type="float" office:value="13.5" calcext:value-type="float">
            <text:p>1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hi 1200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93" calcext:value-type="float">
            <text:p>193</text:p>
          </table:table-cell>
          <table:table-cell office:value-type="float" office:value="4732" calcext:value-type="float">
            <text:p>4732</text:p>
          </table:table-cell>
          <table:table-cell office:value-type="float" office:value="18.5" calcext:value-type="float">
            <text:p>18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pl5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chevrolet vega 230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64" calcext:value-type="float">
            <text:p>2264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oron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28" calcext:value-type="float">
            <text:p>2228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046" calcext:value-type="float">
            <text:p>2046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gremlin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634" calcext:value-type="float">
            <text:p>263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satellite custom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439" calcext:value-type="float">
            <text:p>343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hevelle malibu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29" calcext:value-type="float">
            <text:p>332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torino 5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302" calcext:value-type="float">
            <text:p>3302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3288" calcext:value-type="float">
            <text:p>3288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impal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09" calcext:value-type="float">
            <text:p>420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catalina brougham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464" calcext:value-type="float">
            <text:p>4464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alaxie 50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54" calcext:value-type="float">
            <text:p>4154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fury iii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monaco (sw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80" calcext:value-type="float">
            <text:p>180</text:p>
          </table:table-cell>
          <table:table-cell office:value-type="float" office:value="4955" calcext:value-type="float">
            <text:p>4955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country squire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746" calcext:value-type="float">
            <text:p>474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safari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5140" calcext:value-type="float">
            <text:p>514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hornet sportabout (sw)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2962" calcext:value-type="float">
            <text:p>2962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vega (sw)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8" calcext:value-type="float">
            <text:p>240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firebird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82" calcext:value-type="float">
            <text:p>32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mustang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139" calcext:value-type="float">
            <text:p>313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capri 200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0" calcext:value-type="float">
            <text:p>222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opel 190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2123" calcext:value-type="float">
            <text:p>212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eugeot 30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074" calcext:value-type="float">
            <text:p>2074</text:p>
          </table:table-cell>
          <table:table-cell office:value-type="float" office:value="19.5" calcext:value-type="float">
            <text:p>19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iat 124b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2065" calcext:value-type="float">
            <text:p>206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oyota corolla 12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773" calcext:value-type="float">
            <text:p>1773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atsun 120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613" calcext:value-type="float">
            <text:p>1613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volkswagen model 1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834" calcext:value-type="float">
            <text:p>1834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lymouth cricket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955" calcext:value-type="float">
            <text:p>1955</text:p>
          </table:table-cell>
          <table:table-cell office:value-type="float" office:value="20.5" calcext:value-type="float">
            <text:p>20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orona hardtop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78" calcext:value-type="float">
            <text:p>2278</text:p>
          </table:table-cell>
          <table:table-cell office:value-type="float" office:value="15.5" calcext:value-type="float">
            <text:p>15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odge colt hardtop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7.5" calcext:value-type="float">
            <text:p>97.5</text:p>
          </table:table-cell>
          <table:table-cell office:value-type="float" office:value="80" calcext:value-type="float">
            <text:p>80</text:p>
          </table:table-cell>
          <table:table-cell office:value-type="float" office:value="2126" calcext:value-type="float">
            <text:p>212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olkswagen type 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2254" calcext:value-type="float">
            <text:p>2254</text:p>
          </table:table-cell>
          <table:table-cell office:value-type="float" office:value="23.5" calcext:value-type="float">
            <text:p>2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hevrolet veg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408" calcext:value-type="float">
            <text:p>2408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pinto runabout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6" calcext:value-type="float">
            <text:p>2226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impala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74" calcext:value-type="float">
            <text:p>427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catalin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385" calcext:value-type="float">
            <text:p>438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fury ii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35" calcext:value-type="float">
            <text:p>4135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alaxie 50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29" calcext:value-type="float">
            <text:p>412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ambassador sst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marqui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208" calcext:value-type="float">
            <text:p>208</text:p>
          </table:table-cell>
          <table:table-cell office:value-type="float" office:value="4633" calcext:value-type="float">
            <text:p>463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lesabre custom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502" calcext:value-type="float">
            <text:p>4502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oldsmobile delta 88 roya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0" calcext:value-type="float">
            <text:p>160</text:p>
          </table:table-cell>
          <table:table-cell office:value-type="float" office:value="4456" calcext:value-type="float">
            <text:p>4456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rysler newport roya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422" calcext:value-type="float">
            <text:p>442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azda rx2 coup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330" calcext:value-type="float">
            <text:p>2330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amc matador (sw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892" calcext:value-type="float">
            <text:p>389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hevelle concours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4098" calcext:value-type="float">
            <text:p>409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ran torino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294" calcext:value-type="float">
            <text:p>429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satellite custom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77" calcext:value-type="float">
            <text:p>407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olvo 145e (sw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933" calcext:value-type="float">
            <text:p>2933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volkswagen 411 (sw)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511" calcext:value-type="float">
            <text:p>25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eugeot 504 (sw)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2979" calcext:value-type="float">
            <text:p>2979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enault 12 (sw)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189" calcext:value-type="float">
            <text:p>218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ord pinto (sw)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395" calcext:value-type="float">
            <text:p>239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510 (sw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288" calcext:value-type="float">
            <text:p>228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toyouta corona mark ii (sw)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506" calcext:value-type="float">
            <text:p>2506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odge colt (sw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2164" calcext:value-type="float">
            <text:p>216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orolla 1600 (sw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00" calcext:value-type="float">
            <text:p>2100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buick century 35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office:value-type="float" office:value="4100" calcext:value-type="float">
            <text:p>410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malibu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3988" calcext:value-type="float">
            <text:p>398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ran torino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7" calcext:value-type="float">
            <text:p>137</text:p>
          </table:table-cell>
          <table:table-cell office:value-type="float" office:value="4042" calcext:value-type="float">
            <text:p>4042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coronet custom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77" calcext:value-type="float">
            <text:p>3777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marquis brougham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952" calcext:value-type="float">
            <text:p>495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aprice classic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464" calcext:value-type="float">
            <text:p>446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ltd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  <table:table-cell office:value-type="float" office:value="4363" calcext:value-type="float">
            <text:p>436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fury gran seda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237" calcext:value-type="float">
            <text:p>4237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rysler new yorker brougham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735" calcext:value-type="float">
            <text:p>473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electra 225 custom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951" calcext:value-type="float">
            <text:p>495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ambassador brougham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821" calcext:value-type="float">
            <text:p>382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valian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121" calcext:value-type="float">
            <text:p>31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nova custom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78" calcext:value-type="float">
            <text:p>3278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horne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45" calcext:value-type="float">
            <text:p>2945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021" calcext:value-type="float">
            <text:p>30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duster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904" calcext:value-type="float">
            <text:p>290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olkswagen super beet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950" calcext:value-type="float">
            <text:p>195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hevrolet impal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997" calcext:value-type="float">
            <text:p>499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country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office:value-type="float" office:value="4906" calcext:value-type="float">
            <text:p>4906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custom suburb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4654" calcext:value-type="float">
            <text:p>465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oldsmobile vista cruise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499" calcext:value-type="float">
            <text:p>4499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gremli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789" calcext:value-type="float">
            <text:p>278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arin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279" calcext:value-type="float">
            <text:p>227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chevrolet vega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1" calcext:value-type="float">
            <text:p>2401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6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2379" calcext:value-type="float">
            <text:p>2379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axda rx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124" calcext:value-type="float">
            <text:p>212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2310" calcext:value-type="float">
            <text:p>2310</text:p>
          </table:table-cell>
          <table:table-cell office:value-type="float" office:value="18.5" calcext:value-type="float">
            <text:p>18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capri v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2472" calcext:value-type="float">
            <text:p>247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iat 124 sport coup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hevrolet monte carlo 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82" calcext:value-type="float">
            <text:p>408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30" calcext:value-type="float">
            <text:p>230</text:p>
          </table:table-cell>
          <table:table-cell office:value-type="float" office:value="4278" calcext:value-type="float">
            <text:p>4278</text:p>
          </table:table-cell>
          <table:table-cell office:value-type="float" office:value="9.5" calcext:value-type="float">
            <text:p>9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iat 12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867" calcext:value-type="float">
            <text:p>1867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opel mant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158" calcext:value-type="float">
            <text:p>215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udi 100l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volvo 144ea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868" calcext:value-type="float">
            <text:p>286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odge dart custom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399" calcext:value-type="float">
            <text:p>339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saab 99l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60" calcext:value-type="float">
            <text:p>266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oyota mark ii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2807" calcext:value-type="float">
            <text:p>2807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oldsmobile omeg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3664" calcext:value-type="float">
            <text:p>366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dust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3102" calcext:value-type="float">
            <text:p>3102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875" calcext:value-type="float">
            <text:p>287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hornet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01" calcext:value-type="float">
            <text:p>2901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nov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36" calcext:value-type="float">
            <text:p>3336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b21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50" calcext:value-type="float">
            <text:p>1950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451" calcext:value-type="float">
            <text:p>2451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orolla 12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836" calcext:value-type="float">
            <text:p>1836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chevrolet veg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hevelle malibu classic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781" calcext:value-type="float">
            <text:p>378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632" calcext:value-type="float">
            <text:p>3632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satellite sebring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613" calcext:value-type="float">
            <text:p>3613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ran torino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141" calcext:value-type="float">
            <text:p>414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century luxus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4699" calcext:value-type="float">
            <text:p>4699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coronet custom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57" calcext:value-type="float">
            <text:p>4457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ran torino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638" calcext:value-type="float">
            <text:p>4638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matador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4257" calcext:value-type="float">
            <text:p>4257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udi fox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219" calcext:value-type="float">
            <text:p>221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volkswagen dasher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63" calcext:value-type="float">
            <text:p>1963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opel manta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300" calcext:value-type="float">
            <text:p>2300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oyota corona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649" calcext:value-type="float">
            <text:p>164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atsun 7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odge col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25" calcext:value-type="float">
            <text:p>2125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iat 1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08" calcext:value-type="float">
            <text:p>2108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iat 124 tc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246" calcext:value-type="float">
            <text:p>224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honda civic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489" calcext:value-type="float">
            <text:p>2489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subaru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2391" calcext:value-type="float">
            <text:p>2391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iat x1.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lymouth valiant custo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264" calcext:value-type="float">
            <text:p>326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nov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459" calcext:value-type="float">
            <text:p>345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monarc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432" calcext:value-type="float">
            <text:p>343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158" calcext:value-type="float">
            <text:p>3158</text:p>
          </table:table-cell>
          <table:table-cell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catalin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668" calcext:value-type="float">
            <text:p>466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bel air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440" calcext:value-type="float">
            <text:p>444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grand fu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98" calcext:value-type="float">
            <text:p>4498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ltd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 office:value-type="float" office:value="4657" calcext:value-type="float">
            <text:p>4657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century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907" calcext:value-type="float">
            <text:p>390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elt chevelle malibu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897" calcext:value-type="float">
            <text:p>3897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730" calcext:value-type="float">
            <text:p>3730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fury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785" calcext:value-type="float">
            <text:p>378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skyhawk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monza 2+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3221" calcext:value-type="float">
            <text:p>322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mustang ii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169" calcext:value-type="float">
            <text:p>316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71" calcext:value-type="float">
            <text:p>2171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2639" calcext:value-type="float">
            <text:p>263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gremli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14" calcext:value-type="float">
            <text:p>291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astro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592" calcext:value-type="float">
            <text:p>2592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oron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2702" calcext:value-type="float">
            <text:p>2702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volkswagen dash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223" calcext:value-type="float">
            <text:p>2223</text:p>
          </table:table-cell>
          <table:table-cell office:value-type="float" office:value="16.5" calcext:value-type="float">
            <text:p>16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atsun 7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545" calcext:value-type="float">
            <text:p>254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2984" calcext:value-type="float">
            <text:p>2984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olkswagen rabbit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mc pacer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1" calcext:value-type="float">
            <text:p>321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udi 100l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694" calcext:value-type="float">
            <text:p>269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eugeot 50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957" calcext:value-type="float">
            <text:p>2957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volvo 244d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2945" calcext:value-type="float">
            <text:p>2945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aab 99l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671" calcext:value-type="float">
            <text:p>267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honda civic cvcc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5" calcext:value-type="float">
            <text:p>17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iat 13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2464" calcext:value-type="float">
            <text:p>2464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opel 19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2220" calcext:value-type="float">
            <text:p>2220</text:p>
          </table:table-cell>
          <table:table-cell office:value-type="float" office:value="16.9" calcext:value-type="float">
            <text:p>16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apri ii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572" calcext:value-type="float">
            <text:p>2572</text:p>
          </table:table-cell>
          <table:table-cell office:value-type="float" office:value="14.9" calcext:value-type="float">
            <text:p>14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colt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2255" calcext:value-type="float">
            <text:p>2255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renault 12tl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2202" calcext:value-type="float">
            <text:p>2202</text:p>
          </table:table-cell>
          <table:table-cell office:value-type="float" office:value="15.3" calcext:value-type="float">
            <text:p>15.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hevrolet chevelle malibu classic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0" calcext:value-type="float">
            <text:p>140</text:p>
          </table:table-cell>
          <table:table-cell office:value-type="float" office:value="4215" calcext:value-type="float">
            <text:p>421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coronet brougham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90" calcext:value-type="float">
            <text:p>419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  <table:table-cell office:value-type="float" office:value="3962" calcext:value-type="float">
            <text:p>3962</text:p>
          </table:table-cell>
          <table:table-cell office:value-type="float" office:value="13.9" calcext:value-type="float">
            <text:p>13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ran torino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2" calcext:value-type="float">
            <text:p>152</text:p>
          </table:table-cell>
          <table:table-cell office:value-type="float" office:value="4215" calcext:value-type="float">
            <text:p>4215</text:p>
          </table:table-cell>
          <table:table-cell office:value-type="float" office:value="12.8" calcext:value-type="float">
            <text:p>12.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valiant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233" calcext:value-type="float">
            <text:p>3233</text:p>
          </table:table-cell>
          <table:table-cell office:value-type="float" office:value="15.4" calcext:value-type="float">
            <text:p>15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nova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353" calcext:value-type="float">
            <text:p>3353</text:p>
          </table:table-cell>
          <table:table-cell office:value-type="float" office:value="14.5" calcext:value-type="float">
            <text:p>14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3012" calcext:value-type="float">
            <text:p>3012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hornet</text:p>
          </table:table-cell>
          <table:table-cell office:value-type="float" office:value="22.5" calcext:value-type="float">
            <text:p>22.5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085" calcext:value-type="float">
            <text:p>3085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hevett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035" calcext:value-type="float">
            <text:p>2035</text:p>
          </table:table-cell>
          <table:table-cell office:value-type="float" office:value="22.2" calcext:value-type="float">
            <text:p>22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woody</text:p>
          </table:table-cell>
          <table:table-cell office:value-type="float" office:value="24.5" calcext:value-type="float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164" calcext:value-type="float">
            <text:p>2164</text:p>
          </table:table-cell>
          <table:table-cell office:value-type="float" office:value="22.1" calcext:value-type="float">
            <text:p>22.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w rabbit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.2" calcext:value-type="float">
            <text:p>14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honda civic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4" calcext:value-type="float">
            <text:p>17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odge aspen s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51" calcext:value-type="float">
            <text:p>3651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ranada ghi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3574" calcext:value-type="float">
            <text:p>3574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ventura sj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645" calcext:value-type="float">
            <text:p>3645</text:p>
          </table:table-cell>
          <table:table-cell office:value-type="float" office:value="16.2" calcext:value-type="float">
            <text:p>16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pacer d/l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3193" calcext:value-type="float">
            <text:p>3193</text:p>
          </table:table-cell>
          <table:table-cell office:value-type="float" office:value="17.8" calcext:value-type="float">
            <text:p>17.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olkswagen rabbit</text:p>
          </table:table-cell>
          <table:table-cell office:value-type="float" office:value="29.5" calcext:value-type="float">
            <text:p>29.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825" calcext:value-type="float">
            <text:p>1825</text:p>
          </table:table-cell>
          <table:table-cell office:value-type="float" office:value="12.2" calcext:value-type="float">
            <text:p>12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atsun b-2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90" calcext:value-type="float">
            <text:p>199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55" calcext:value-type="float">
            <text:p>2155</text:p>
          </table:table-cell>
          <table:table-cell office:value-type="float" office:value="16.4" calcext:value-type="float">
            <text:p>16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26.5" calcext:value-type="float">
            <text:p>26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565" calcext:value-type="float">
            <text:p>2565</text:p>
          </table:table-cell>
          <table:table-cell office:value-type="float" office:value="13.6" calcext:value-type="float">
            <text:p>13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olvo 2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3150" calcext:value-type="float">
            <text:p>3150</text:p>
          </table:table-cell>
          <table:table-cell office:value-type="float" office:value="15.7" calcext:value-type="float">
            <text:p>15.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lymouth volare premier v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.2" calcext:value-type="float">
            <text:p>13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eugeot 50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3270" calcext:value-type="float">
            <text:p>3270</text:p>
          </table:table-cell>
          <table:table-cell office:value-type="float" office:value="21.9" calcext:value-type="float">
            <text:p>21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oyota mark ii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2930" calcext:value-type="float">
            <text:p>2930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ercedes-benz 280s</text:p>
          </table:table-cell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3820" calcext:value-type="float">
            <text:p>3820</text:p>
          </table:table-cell>
          <table:table-cell office:value-type="float" office:value="16.7" calcext:value-type="float">
            <text:p>16.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adillac seville</text:p>
          </table:table-cell>
          <table:table-cell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380" calcext:value-type="float">
            <text:p>4380</text:p>
          </table:table-cell>
          <table:table-cell office:value-type="float" office:value="12.1" calcext:value-type="float">
            <text:p>12.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y c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55" calcext:value-type="float">
            <text:p>405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f10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3870" calcext:value-type="float">
            <text:p>387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d1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55" calcext:value-type="float">
            <text:p>375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honda accord cvcc</text:p>
          </table:table-cell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045" calcext:value-type="float">
            <text:p>2045</text:p>
          </table:table-cell>
          <table:table-cell office:value-type="float" office:value="18.5" calcext:value-type="float">
            <text:p>18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buick opel isuzu delux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155" calcext:value-type="float">
            <text:p>2155</text:p>
          </table:table-cell>
          <table:table-cell office:value-type="float" office:value="14.8" calcext:value-type="float">
            <text:p>14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renault 5 gtl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825" calcext:value-type="float">
            <text:p>1825</text:p>
          </table:table-cell>
          <table:table-cell office:value-type="float" office:value="18.6" calcext:value-type="float">
            <text:p>18.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lymouth arrow gs</text:p>
          </table:table-cell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2300" calcext:value-type="float">
            <text:p>2300</text:p>
          </table:table-cell>
          <table:table-cell office:value-type="float" office:value="15.5" calcext:value-type="float">
            <text:p>15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f-10 hatchback</text:p>
          </table:table-cell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45" calcext:value-type="float">
            <text:p>1945</text:p>
          </table:table-cell>
          <table:table-cell office:value-type="float" office:value="16.8" calcext:value-type="float">
            <text:p>16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chevrolet caprice classic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880" calcext:value-type="float">
            <text:p>3880</text:p>
          </table:table-cell>
          <table:table-cell office:value-type="float" office:value="12.5" calcext:value-type="float">
            <text:p>12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oldsmobile cutlass suprem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4060" calcext:value-type="float">
            <text:p>406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monaco brougham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4140" calcext:value-type="float">
            <text:p>4140</text:p>
          </table:table-cell>
          <table:table-cell office:value-type="float" office:value="13.7" calcext:value-type="float">
            <text:p>13.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cougar brougham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4295" calcext:value-type="float">
            <text:p>4295</text:p>
          </table:table-cell>
          <table:table-cell office:value-type="float" office:value="14.9" calcext:value-type="float">
            <text:p>14.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oncours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520" calcext:value-type="float">
            <text:p>3520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skylark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425" calcext:value-type="float">
            <text:p>3425</text:p>
          </table:table-cell>
          <table:table-cell office:value-type="float" office:value="16.9" calcext:value-type="float">
            <text:p>16.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volare custo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30" calcext:value-type="float">
            <text:p>3630</text:p>
          </table:table-cell>
          <table:table-cell office:value-type="float" office:value="17.7" calcext:value-type="float">
            <text:p>17.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ranada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3525" calcext:value-type="float">
            <text:p>3525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grand prix lj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4220" calcext:value-type="float">
            <text:p>4220</text:p>
          </table:table-cell>
          <table:table-cell office:value-type="float" office:value="11.1" calcext:value-type="float">
            <text:p>11.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monte carlo landau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  <table:table-cell office:value-type="float" office:value="4165" calcext:value-type="float">
            <text:p>4165</text:p>
          </table:table-cell>
          <table:table-cell office:value-type="float" office:value="11.4" calcext:value-type="float">
            <text:p>11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rysler cordoba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325" calcext:value-type="float">
            <text:p>4325</text:p>
          </table:table-cell>
          <table:table-cell office:value-type="float" office:value="12.2" calcext:value-type="float">
            <text:p>12.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thunderbird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9" calcext:value-type="float">
            <text:p>149</text:p>
          </table:table-cell>
          <table:table-cell office:value-type="float" office:value="4335" calcext:value-type="float">
            <text:p>433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olkswagen rabbit custom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940" calcext:value-type="float">
            <text:p>1940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ontiac sunbird coupe</text:p>
          </table:table-cell>
          <table:table-cell office:value-type="float" office:value="24.5" calcext:value-type="float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orolla liftback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8.2" calcext:value-type="float">
            <text:p>18.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ord mustang ii 2+2</text:p>
          </table:table-cell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755" calcext:value-type="float">
            <text:p>2755</text:p>
          </table:table-cell>
          <table:table-cell office:value-type="float" office:value="15.8" calcext:value-type="float">
            <text:p>15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hevette</text:p>
          </table:table-cell>
          <table:table-cell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051" calcext:value-type="float">
            <text:p>205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colt m/m</text:p>
          </table:table-cell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075" calcext:value-type="float">
            <text:p>2075</text:p>
          </table:table-cell>
          <table:table-cell office:value-type="float" office:value="15.9" calcext:value-type="float">
            <text:p>15.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subaru d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985" calcext:value-type="float">
            <text:p>1985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volkswagen dasher</text:p>
          </table:table-cell>
          <table:table-cell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90" calcext:value-type="float">
            <text:p>2190</text:p>
          </table:table-cell>
          <table:table-cell office:value-type="float" office:value="14.1" calcext:value-type="float">
            <text:p>14.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atsun 8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2815" calcext:value-type="float">
            <text:p>281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bmw 320i</text:p>
          </table:table-cell>
          <table:table-cell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00" calcext:value-type="float">
            <text:p>2600</text:p>
          </table:table-cell>
          <table:table-cell office:value-type="float" office:value="12.8" calcext:value-type="float">
            <text:p>12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azda rx-4</text:p>
          </table:table-cell>
          <table:table-cell office:value-type="float" office:value="21.5" calcext:value-type="float">
            <text:p>21.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720" calcext:value-type="float">
            <text:p>2720</text:p>
          </table:table-cell>
          <table:table-cell office:value-type="float" office:value="13.5" calcext:value-type="float">
            <text:p>13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volkswagen rabbit custom diesel</text:p>
          </table:table-cell>
          <table:table-cell office:value-type="float" office:value="43.1" calcext:value-type="float">
            <text:p>43.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985" calcext:value-type="float">
            <text:p>1985</text:p>
          </table:table-cell>
          <table:table-cell office:value-type="float" office:value="21.5" calcext:value-type="float">
            <text:p>21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ord fiesta</text:p>
          </table:table-cell>
          <table:table-cell office:value-type="float" office:value="36.1" calcext:value-type="float">
            <text:p>36.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800" calcext:value-type="float">
            <text:p>1800</text:p>
          </table:table-cell>
          <table:table-cell office:value-type="float" office:value="14.4" calcext:value-type="float">
            <text:p>14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azda glc deluxe</text:p>
          </table:table-cell>
          <table:table-cell office:value-type="float" office:value="32.8" calcext:value-type="float">
            <text:p>32.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985" calcext:value-type="float">
            <text:p>1985</text:p>
          </table:table-cell>
          <table:table-cell office:value-type="float" office:value="19.4" calcext:value-type="float">
            <text:p>19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atsun b210 gx</text:p>
          </table:table-cell>
          <table:table-cell office:value-type="float" office:value="39.4" calcext:value-type="float">
            <text:p>39.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70" calcext:value-type="float">
            <text:p>2070</text:p>
          </table:table-cell>
          <table:table-cell office:value-type="float" office:value="18.6" calcext:value-type="float">
            <text:p>18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onda civic cvcc</text:p>
          </table:table-cell>
          <table:table-cell office:value-type="float" office:value="36.1" calcext:value-type="float">
            <text:p>36.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800" calcext:value-type="float">
            <text:p>1800</text:p>
          </table:table-cell>
          <table:table-cell office:value-type="float" office:value="16.4" calcext:value-type="float">
            <text:p>16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oldsmobile cutlass salon brougham</text:p>
          </table:table-cell>
          <table:table-cell office:value-type="float" office:value="19.9" calcext:value-type="float">
            <text:p>19.9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3365" calcext:value-type="float">
            <text:p>3365</text:p>
          </table:table-cell>
          <table:table-cell office:value-type="float" office:value="15.5" calcext:value-type="float">
            <text:p>15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diplomat</text:p>
          </table:table-cell>
          <table:table-cell office:value-type="float" office:value="19.4" calcext:value-type="float">
            <text:p>19.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3735" calcext:value-type="float">
            <text:p>373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monarch ghia</text:p>
          </table:table-cell>
          <table:table-cell office:value-type="float" office:value="20.2" calcext:value-type="float">
            <text:p>20.2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570" calcext:value-type="float">
            <text:p>3570</text:p>
          </table:table-cell>
          <table:table-cell office:value-type="float" office:value="12.8" calcext:value-type="float">
            <text:p>12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phoenix lj</text:p>
          </table:table-cell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535" calcext:value-type="float">
            <text:p>3535</text:p>
          </table:table-cell>
          <table:table-cell office:value-type="float" office:value="19.2" calcext:value-type="float">
            <text:p>19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malibu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3155" calcext:value-type="float">
            <text:p>3155</text:p>
          </table:table-cell>
          <table:table-cell office:value-type="float" office:value="18.2" calcext:value-type="float">
            <text:p>18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fairmont (auto)</text:p>
          </table:table-cell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65" calcext:value-type="float">
            <text:p>2965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fairmont (man)</text:p>
          </table:table-cell>
          <table:table-cell office:value-type="float" office:value="25.1" calcext:value-type="float">
            <text:p>25.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720" calcext:value-type="float">
            <text:p>2720</text:p>
          </table:table-cell>
          <table:table-cell office:value-type="float" office:value="15.4" calcext:value-type="float">
            <text:p>15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volare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430" calcext:value-type="float">
            <text:p>343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concord</text:p>
          </table:table-cell>
          <table:table-cell office:value-type="float" office:value="19.4" calcext:value-type="float">
            <text:p>19.4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0" calcext:value-type="float">
            <text:p>321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century special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zephyr</text:p>
          </table:table-cell>
          <table:table-cell office:value-type="float" office:value="20.8" calcext:value-type="float">
            <text:p>20.8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3070" calcext:value-type="float">
            <text:p>3070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aspen</text:p>
          </table:table-cell>
          <table:table-cell office:value-type="float" office:value="18.6" calcext:value-type="float">
            <text:p>18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620" calcext:value-type="float">
            <text:p>3620</text:p>
          </table:table-cell>
          <table:table-cell office:value-type="float" office:value="18.7" calcext:value-type="float">
            <text:p>18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concord d/l</text:p>
          </table:table-cell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20" calcext:value-type="float">
            <text:p>120</text:p>
          </table:table-cell>
          <table:table-cell office:value-type="float" office:value="3410" calcext:value-type="float">
            <text:p>3410</text:p>
          </table:table-cell>
          <table:table-cell office:value-type="float" office:value="15.1" calcext:value-type="float">
            <text:p>15.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monte carlo landau</text:p>
          </table:table-cell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425" calcext:value-type="float">
            <text:p>342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regal sport coupe (turbo)</text:p>
          </table:table-cell>
          <table:table-cell office:value-type="float" office:value="17.7" calcext:value-type="float">
            <text:p>17.7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3445" calcext:value-type="float">
            <text:p>3445</text:p>
          </table:table-cell>
          <table:table-cell office:value-type="float" office:value="13.4" calcext:value-type="float">
            <text:p>13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futura</text:p>
          </table:table-cell>
          <table:table-cell office:value-type="float" office:value="18.1" calcext:value-type="float">
            <text:p>18.1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205" calcext:value-type="float">
            <text:p>3205</text:p>
          </table:table-cell>
          <table:table-cell office:value-type="float" office:value="11.2" calcext:value-type="float">
            <text:p>11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magnum xe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4080" calcext:value-type="float">
            <text:p>4080</text:p>
          </table:table-cell>
          <table:table-cell office:value-type="float" office:value="13.7" calcext:value-type="float">
            <text:p>13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hevett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55" calcext:value-type="float">
            <text:p>2155</text:p>
          </table:table-cell>
          <table:table-cell office:value-type="float" office:value="16.5" calcext:value-type="float">
            <text:p>16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orona</text:p>
          </table:table-cell>
          <table:table-cell office:value-type="float" office:value="27.5" calcext:value-type="float">
            <text:p>27.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60" calcext:value-type="float">
            <text:p>2560</text:p>
          </table:table-cell>
          <table:table-cell office:value-type="float" office:value="14.2" calcext:value-type="float">
            <text:p>14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atsun 510</text:p>
          </table:table-cell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300" calcext:value-type="float">
            <text:p>2300</text:p>
          </table:table-cell>
          <table:table-cell office:value-type="float" office:value="14.7" calcext:value-type="float">
            <text:p>14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odge omni</text:p>
          </table:table-cell>
          <table:table-cell office:value-type="float" office:value="30.9" calcext:value-type="float">
            <text:p>30.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230" calcext:value-type="float">
            <text:p>2230</text:p>
          </table:table-cell>
          <table:table-cell office:value-type="float" office:value="14.5" calcext:value-type="float">
            <text:p>14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elica gt liftback</text:p>
          </table:table-cell>
          <table:table-cell office:value-type="float" office:value="21.1" calcext:value-type="float">
            <text:p>21.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15" calcext:value-type="float">
            <text:p>2515</text:p>
          </table:table-cell>
          <table:table-cell office:value-type="float" office:value="14.8" calcext:value-type="float">
            <text:p>14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plymouth sapporo</text:p>
          </table:table-cell>
          <table:table-cell office:value-type="float" office:value="23.2" calcext:value-type="float">
            <text:p>23.2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745" calcext:value-type="float">
            <text:p>2745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oldsmobile starfire sx</text:p>
          </table:table-cell>
          <table:table-cell office:value-type="float" office:value="23.8" calcext:value-type="float">
            <text:p>23.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855" calcext:value-type="float">
            <text:p>2855</text:p>
          </table:table-cell>
          <table:table-cell office:value-type="float" office:value="17.6" calcext:value-type="float">
            <text:p>17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200-sx</text:p>
          </table:table-cell>
          <table:table-cell office:value-type="float" office:value="23.9" calcext:value-type="float">
            <text:p>23.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405" calcext:value-type="float">
            <text:p>2405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audi 5000</text:p>
          </table:table-cell>
          <table:table-cell office:value-type="float" office:value="20.3" calcext:value-type="float">
            <text:p>20.3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2830" calcext:value-type="float">
            <text:p>2830</text:p>
          </table:table-cell>
          <table:table-cell office:value-type="float" office:value="15.9" calcext:value-type="float">
            <text:p>15.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volvo 264g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3140" calcext:value-type="float">
            <text:p>3140</text:p>
          </table:table-cell>
          <table:table-cell office:value-type="float" office:value="13.6" calcext:value-type="float">
            <text:p>13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aab 99gle</text:p>
          </table:table-cell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795" calcext:value-type="float">
            <text:p>2795</text:p>
          </table:table-cell>
          <table:table-cell office:value-type="float" office:value="15.7" calcext:value-type="float">
            <text:p>15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peugeot 604sl</text:p>
          </table:table-cell>
          <table:table-cell office:value-type="float" office:value="16.2" calcext:value-type="float">
            <text:p>16.2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3410" calcext:value-type="float">
            <text:p>341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volkswagen scirocco</text:p>
          </table:table-cell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90" calcext:value-type="float">
            <text:p>1990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honda accord lx</text:p>
          </table:table-cell>
          <table:table-cell office:value-type="float" office:value="29.5" calcext:value-type="float">
            <text:p>29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35" calcext:value-type="float">
            <text:p>2135</text:p>
          </table:table-cell>
          <table:table-cell office:value-type="float" office:value="16.6" calcext:value-type="float">
            <text:p>16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pontiac lemans v6</text:p>
          </table:table-cell>
          <table:table-cell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3245" calcext:value-type="float">
            <text:p>3245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zephyr 6</text:p>
          </table:table-cell>
          <table:table-cell office:value-type="float" office:value="19.8" calcext:value-type="float">
            <text:p>19.8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90" calcext:value-type="float">
            <text:p>2990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fairmont 4</text:p>
          </table:table-cell>
          <table:table-cell office:value-type="float" office:value="22.3" calcext:value-type="float">
            <text:p>22.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90" calcext:value-type="float">
            <text:p>2890</text:p>
          </table:table-cell>
          <table:table-cell office:value-type="float" office:value="17.3" calcext:value-type="float">
            <text:p>17.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concord dl 6</text:p>
          </table:table-cell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65" calcext:value-type="float">
            <text:p>3265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aspen 6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360" calcext:value-type="float">
            <text:p>3360</text:p>
          </table:table-cell>
          <table:table-cell office:value-type="float" office:value="16.6" calcext:value-type="float">
            <text:p>16.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aprice classic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  <table:table-cell office:value-type="float" office:value="3840" calcext:value-type="float">
            <text:p>3840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ltd landau</text:p>
          </table:table-cell>
          <table:table-cell office:value-type="float" office:value="17.6" calcext:value-type="float">
            <text:p>17.6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725" calcext:value-type="float">
            <text:p>3725</text:p>
          </table:table-cell>
          <table:table-cell office:value-type="float" office:value="13.4" calcext:value-type="float">
            <text:p>13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grand marquis</text:p>
          </table:table-cell>
          <table:table-cell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38" calcext:value-type="float">
            <text:p>138</text:p>
          </table:table-cell>
          <table:table-cell office:value-type="float" office:value="3955" calcext:value-type="float">
            <text:p>3955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st. regis</text:p>
          </table:table-cell>
          <table:table-cell office:value-type="float" office:value="18.2" calcext:value-type="float">
            <text:p>18.2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35" calcext:value-type="float">
            <text:p>135</text:p>
          </table:table-cell>
          <table:table-cell office:value-type="float" office:value="3830" calcext:value-type="float">
            <text:p>3830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estate wagon (sw)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360" calcext:value-type="float">
            <text:p>436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country squire (sw)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2" calcext:value-type="float">
            <text:p>142</text:p>
          </table:table-cell>
          <table:table-cell office:value-type="float" office:value="4054" calcext:value-type="float">
            <text:p>4054</text:p>
          </table:table-cell>
          <table:table-cell office:value-type="float" office:value="14.3" calcext:value-type="float">
            <text:p>14.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malibu classic (sw)</text:p>
          </table:table-cell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office:value-type="float" office:value="3605" calcext:value-type="float">
            <text:p>360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rysler lebaron town @ country (sw)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w rabbit custom</text:p>
          </table:table-cell>
          <table:table-cell office:value-type="float" office:value="31.9" calcext:value-type="float">
            <text:p>31.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25" calcext:value-type="float">
            <text:p>192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axda glc deluxe</text:p>
          </table:table-cell>
          <table:table-cell office:value-type="float" office:value="34.1" calcext:value-type="float">
            <text:p>34.1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odge colt hatchback custom</text:p>
          </table:table-cell>
          <table:table-cell office:value-type="float" office:value="35.7" calcext:value-type="float">
            <text:p>35.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915" calcext:value-type="float">
            <text:p>1915</text:p>
          </table:table-cell>
          <table:table-cell office:value-type="float" office:value="14.4" calcext:value-type="float">
            <text:p>14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spirit dl</text:p>
          </table:table-cell>
          <table:table-cell office:value-type="float" office:value="27.4" calcext:value-type="float">
            <text:p>27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2670" calcext:value-type="float">
            <text:p>267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edes benz 300d</text:p>
          </table:table-cell>
          <table:table-cell office:value-type="float" office:value="25.4" calcext:value-type="float">
            <text:p>25.4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float" office:value="3530" calcext:value-type="float">
            <text:p>3530</text:p>
          </table:table-cell>
          <table:table-cell office:value-type="float" office:value="20.1" calcext:value-type="float">
            <text:p>20.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cadillac eldorado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office:value-type="float" office:value="3900" calcext:value-type="float">
            <text:p>3900</text:p>
          </table:table-cell>
          <table:table-cell office:value-type="float" office:value="17.4" calcext:value-type="float">
            <text:p>17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eugeot 504</text:p>
          </table:table-cell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3190" calcext:value-type="float">
            <text:p>3190</text:p>
          </table:table-cell>
          <table:table-cell office:value-type="float" office:value="24.8" calcext:value-type="float">
            <text:p>24.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oldsmobile cutlass salon brougham</text:p>
          </table:table-cell>
          <table:table-cell office:value-type="float" office:value="23.9" calcext:value-type="float">
            <text:p>23.9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3420" calcext:value-type="float">
            <text:p>3420</text:p>
          </table:table-cell>
          <table:table-cell office:value-type="float" office:value="22.2" calcext:value-type="float">
            <text:p>22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horizon</text:p>
          </table:table-cell>
          <table:table-cell office:value-type="float" office:value="34.2" calcext:value-type="float">
            <text:p>34.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200" calcext:value-type="float">
            <text:p>2200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horizon tc3</text:p>
          </table:table-cell>
          <table:table-cell office:value-type="float" office:value="34.5" calcext:value-type="float">
            <text:p>34.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150" calcext:value-type="float">
            <text:p>215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210</text:p>
          </table:table-cell>
          <table:table-cell office:value-type="float" office:value="31.8" calcext:value-type="float">
            <text:p>31.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float" office:value="19.2" calcext:value-type="float">
            <text:p>19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fiat strada custom</text:p>
          </table:table-cell>
          <table:table-cell office:value-type="float" office:value="37.3" calcext:value-type="float">
            <text:p>37.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2130" calcext:value-type="float">
            <text:p>2130</text:p>
          </table:table-cell>
          <table:table-cell office:value-type="float" office:value="14.7" calcext:value-type="float">
            <text:p>14.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buick skylark limited</text:p>
          </table:table-cell>
          <table:table-cell office:value-type="float" office:value="28.4" calcext:value-type="float">
            <text:p>28.4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itation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595" calcext:value-type="float">
            <text:p>2595</text:p>
          </table:table-cell>
          <table:table-cell office:value-type="float" office:value="11.3" calcext:value-type="float">
            <text:p>11.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oldsmobile omega brougham</text:p>
          </table:table-cell>
          <table:table-cell office:value-type="float" office:value="26.8" calcext:value-type="float">
            <text:p>26.8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700" calcext:value-type="float">
            <text:p>2700</text:p>
          </table:table-cell>
          <table:table-cell office:value-type="float" office:value="12.9" calcext:value-type="float">
            <text:p>12.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phoenix</text:p>
          </table:table-cell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556" calcext:value-type="float">
            <text:p>2556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w rabbit</text:p>
          </table:table-cell>
          <table:table-cell office:value-type="float" office:value="41.5" calcext:value-type="float">
            <text:p>41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144" calcext:value-type="float">
            <text:p>2144</text:p>
          </table:table-cell>
          <table:table-cell office:value-type="float" office:value="14.7" calcext:value-type="float">
            <text:p>14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oyota corolla tercel</text:p>
          </table:table-cell>
          <table:table-cell office:value-type="float" office:value="38.1" calcext:value-type="float">
            <text:p>38.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968" calcext:value-type="float">
            <text:p>1968</text:p>
          </table:table-cell>
          <table:table-cell office:value-type="float" office:value="18.8" calcext:value-type="float">
            <text:p>18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chevrolet chevette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0" calcext:value-type="float">
            <text:p>2120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310</text:p>
          </table:table-cell>
          <table:table-cell office:value-type="float" office:value="37.2" calcext:value-type="float">
            <text:p>37.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019" calcext:value-type="float">
            <text:p>2019</text:p>
          </table:table-cell>
          <table:table-cell office:value-type="float" office:value="16.4" calcext:value-type="float">
            <text:p>16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chevrolet citation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8" calcext:value-type="float">
            <text:p>2678</text:p>
          </table:table-cell>
          <table:table-cell office:value-type="float" office:value="16.5" calcext:value-type="float">
            <text:p>16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fairmont</text:p>
          </table:table-cell>
          <table:table-cell office:value-type="float" office:value="26.4" calcext:value-type="float">
            <text:p>26.4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70" calcext:value-type="float">
            <text:p>2870</text:p>
          </table:table-cell>
          <table:table-cell office:value-type="float" office:value="18.1" calcext:value-type="float">
            <text:p>18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concord</text:p>
          </table:table-cell>
          <table:table-cell office:value-type="float" office:value="24.3" calcext:value-type="float">
            <text:p>24.3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003" calcext:value-type="float">
            <text:p>3003</text:p>
          </table:table-cell>
          <table:table-cell office:value-type="float" office:value="20.1" calcext:value-type="float">
            <text:p>20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aspen</text:p>
          </table:table-cell>
          <table:table-cell office:value-type="float" office:value="19.1" calcext:value-type="float">
            <text:p>19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3381" calcext:value-type="float">
            <text:p>3381</text:p>
          </table:table-cell>
          <table:table-cell office:value-type="float" office:value="18.7" calcext:value-type="float">
            <text:p>18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udi 4000</text:p>
          </table:table-cell>
          <table:table-cell office:value-type="float" office:value="34.3" calcext:value-type="float">
            <text:p>34.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88" calcext:value-type="float">
            <text:p>2188</text:p>
          </table:table-cell>
          <table:table-cell office:value-type="float" office:value="15.8" calcext:value-type="float">
            <text:p>15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oyota corona liftback</text:p>
          </table:table-cell>
          <table:table-cell office:value-type="float" office:value="29.8" calcext:value-type="float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2711" calcext:value-type="float">
            <text:p>2711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azda 626</text:p>
          </table:table-cell>
          <table:table-cell office:value-type="float" office:value="31.3" calcext:value-type="float">
            <text:p>31.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atsun 510 hatchback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2434" calcext:value-type="float">
            <text:p>2434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32.2" calcext:value-type="float">
            <text:p>32.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5.2" calcext:value-type="float">
            <text:p>15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azda glc</text:p>
          </table:table-cell>
          <table:table-cell office:value-type="float" office:value="46.6" calcext:value-type="float">
            <text:p>46.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7.9" calcext:value-type="float">
            <text:p>17.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odge colt</text:p>
          </table:table-cell>
          <table:table-cell office:value-type="float" office:value="27.9" calcext:value-type="float">
            <text:p>27.9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800" calcext:value-type="float">
            <text:p>2800</text:p>
          </table:table-cell>
          <table:table-cell office:value-type="float" office:value="14.4" calcext:value-type="float">
            <text:p>14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atsun 210</text:p>
          </table:table-cell>
          <table:table-cell office:value-type="float" office:value="40.8" calcext:value-type="float">
            <text:p>40.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9.2" calcext:value-type="float">
            <text:p>19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vw rabbit c (diesel)</text:p>
          </table:table-cell>
          <table:table-cell office:value-type="float" office:value="44.3" calcext:value-type="float">
            <text:p>44.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085" calcext:value-type="float">
            <text:p>2085</text:p>
          </table:table-cell>
          <table:table-cell office:value-type="float" office:value="21.7" calcext:value-type="float">
            <text:p>21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vw dasher (diesel)</text:p>
          </table:table-cell>
          <table:table-cell office:value-type="float" office:value="43.4" calcext:value-type="float">
            <text:p>43.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335" calcext:value-type="float">
            <text:p>2335</text:p>
          </table:table-cell>
          <table:table-cell office:value-type="float" office:value="23.7" calcext:value-type="float">
            <text:p>23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audi 5000s (diesel)</text:p>
          </table:table-cell>
          <table:table-cell office:value-type="float" office:value="36.4" calcext:value-type="float">
            <text:p>36.4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2950" calcext:value-type="float">
            <text:p>2950</text:p>
          </table:table-cell>
          <table:table-cell office:value-type="float" office:value="19.9" calcext:value-type="float">
            <text:p>19.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ercedes-benz 240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3250" calcext:value-type="float">
            <text:p>3250</text:p>
          </table:table-cell>
          <table:table-cell office:value-type="float" office:value="21.8" calcext:value-type="float">
            <text:p>21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honda civic 1500 gl</text:p>
          </table:table-cell>
          <table:table-cell office:value-type="float" office:value="44.6" calcext:value-type="float">
            <text:p>44.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850" calcext:value-type="float">
            <text:p>1850</text:p>
          </table:table-cell>
          <table:table-cell office:value-type="float" office:value="13.8" calcext:value-type="float">
            <text:p>13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renault lecar deluxe</text:p>
          </table:table-cell>
          <table:table-cell office:value-type="float" office:value="40.9" calcext:value-type="float">
            <text:p>40.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7.3" calcext:value-type="float">
            <text:p>17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subaru dl</text:p>
          </table:table-cell>
          <table:table-cell office:value-type="float" office:value="33.8" calcext:value-type="float">
            <text:p>33.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145" calcext:value-type="float">
            <text:p>214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vokswagen rabbit</text:p>
          </table:table-cell>
          <table:table-cell office:value-type="float" office:value="29.8" calcext:value-type="float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845" calcext:value-type="float">
            <text:p>1845</text:p>
          </table:table-cell>
          <table:table-cell office:value-type="float" office:value="15.3" calcext:value-type="float">
            <text:p>15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atsun 280-zx</text:p>
          </table:table-cell>
          <table:table-cell office:value-type="float" office:value="32.7" calcext:value-type="float">
            <text:p>32.7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2910" calcext:value-type="float">
            <text:p>2910</text:p>
          </table:table-cell>
          <table:table-cell office:value-type="float" office:value="11.4" calcext:value-type="float">
            <text:p>11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azda rx-7 gs</text:p>
          </table:table-cell>
          <table:table-cell office:value-type="float" office:value="23.7" calcext:value-type="float">
            <text:p>23.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triumph tr7 coup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2500" calcext:value-type="float">
            <text:p>2500</text:p>
          </table:table-cell>
          <table:table-cell office:value-type="float" office:value="15.1" calcext:value-type="float">
            <text:p>15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ford mustang cobra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905" calcext:value-type="float">
            <text:p>2905</text:p>
          </table:table-cell>
          <table:table-cell office:value-type="float" office:value="14.3" calcext:value-type="float">
            <text:p>14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honda accord</text:p>
          </table:table-cell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2290" calcext:value-type="float">
            <text:p>229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plymouth reliant</text:p>
          </table:table-cell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490" calcext:value-type="float">
            <text:p>2490</text:p>
          </table:table-cell>
          <table:table-cell office:value-type="float" office:value="15.7" calcext:value-type="float">
            <text:p>15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buick skylark</text:p>
          </table:table-cell>
          <table:table-cell office:value-type="float" office:value="26.6" calcext:value-type="float">
            <text:p>26.6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2635" calcext:value-type="float">
            <text:p>263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aries wagon (sw)</text:p>
          </table:table-cell>
          <table:table-cell office:value-type="float" office:value="25.8" calcext:value-type="float">
            <text:p>25.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620" calcext:value-type="float">
            <text:p>262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itation</text:p>
          </table:table-cell>
          <table:table-cell office:value-type="float" office:value="23.5" calcext:value-type="float">
            <text:p>23.5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2725" calcext:value-type="float">
            <text:p>2725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lymouth relian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85" calcext:value-type="float">
            <text:p>2385</text:p>
          </table:table-cell>
          <table:table-cell office:value-type="float" office:value="12.9" calcext:value-type="float">
            <text:p>12.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starlet</text:p>
          </table:table-cell>
          <table:table-cell office:value-type="float" office:value="39.1" calcext:value-type="float">
            <text:p>39.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755" calcext:value-type="float">
            <text:p>1755</text:p>
          </table:table-cell>
          <table:table-cell office:value-type="float" office:value="16.9" calcext:value-type="float">
            <text:p>16.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plymouth champ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875" calcext:value-type="float">
            <text:p>187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honda civic 1300</text:p>
          </table:table-cell>
          <table:table-cell office:value-type="float" office:value="35.1" calcext:value-type="float">
            <text:p>35.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760" calcext:value-type="float">
            <text:p>1760</text:p>
          </table:table-cell>
          <table:table-cell office:value-type="float" office:value="16.1" calcext:value-type="float">
            <text:p>16.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subaru</text:p>
          </table:table-cell>
          <table:table-cell office:value-type="float" office:value="32.3" calcext:value-type="float">
            <text:p>32.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065" calcext:value-type="float">
            <text:p>2065</text:p>
          </table:table-cell>
          <table:table-cell office:value-type="float" office:value="17.8" calcext:value-type="float">
            <text:p>17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atsun 210 mpg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9.4" calcext:value-type="float">
            <text:p>19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toyota tercel</text:p>
          </table:table-cell>
          <table:table-cell office:value-type="float" office:value="37.7" calcext:value-type="float">
            <text:p>37.7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050" calcext:value-type="float">
            <text:p>2050</text:p>
          </table:table-cell>
          <table:table-cell office:value-type="float" office:value="17.3" calcext:value-type="float">
            <text:p>17.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azda glc 4</text:p>
          </table:table-cell>
          <table:table-cell office:value-type="float" office:value="34.1" calcext:value-type="float">
            <text:p>34.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85" calcext:value-type="float">
            <text:p>198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plymouth horizon 4</text:p>
          </table:table-cell>
          <table:table-cell office:value-type="float" office:value="34.7" calcext:value-type="float">
            <text:p>34.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215" calcext:value-type="float">
            <text:p>2215</text:p>
          </table:table-cell>
          <table:table-cell office:value-type="float" office:value="14.9" calcext:value-type="float">
            <text:p>14.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escort 4w</text:p>
          </table:table-cell>
          <table:table-cell office:value-type="float" office:value="34.4" calcext:value-type="float">
            <text:p>34.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office:value-type="float" office:value="16.2" calcext:value-type="float">
            <text:p>16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escort 2h</text:p>
          </table:table-cell>
          <table:table-cell office:value-type="float" office:value="29.9" calcext:value-type="float">
            <text:p>29.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380" calcext:value-type="float">
            <text:p>2380</text:p>
          </table:table-cell>
          <table:table-cell office:value-type="float" office:value="20.7" calcext:value-type="float">
            <text:p>20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olkswagen jetta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2190" calcext:value-type="float">
            <text:p>2190</text:p>
          </table:table-cell>
          <table:table-cell office:value-type="float" office:value="14.2" calcext:value-type="float">
            <text:p>14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renault 18i</text:p>
          </table:table-cell>
          <table:table-cell office:value-type="float" office:value="34.5" calcext:value-type="float">
            <text:p>34.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320" calcext:value-type="float">
            <text:p>2320</text:p>
          </table:table-cell>
          <table:table-cell office:value-type="float" office:value="15.8" calcext:value-type="float">
            <text:p>15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honda prelude</text:p>
          </table:table-cell>
          <table:table-cell office:value-type="float" office:value="33.7" calcext:value-type="float">
            <text:p>33.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10" calcext:value-type="float">
            <text:p>221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350" calcext:value-type="float">
            <text:p>2350</text:p>
          </table:table-cell>
          <table:table-cell office:value-type="float" office:value="16.8" calcext:value-type="float">
            <text:p>16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atsun 200sx</text:p>
          </table:table-cell>
          <table:table-cell office:value-type="float" office:value="32.9" calcext:value-type="float">
            <text:p>32.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615" calcext:value-type="float">
            <text:p>2615</text:p>
          </table:table-cell>
          <table:table-cell office:value-type="float" office:value="14.8" calcext:value-type="float">
            <text:p>14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azda 626</text:p>
          </table:table-cell>
          <table:table-cell office:value-type="float" office:value="31.6" calcext:value-type="float">
            <text:p>31.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2635" calcext:value-type="float">
            <text:p>2635</text:p>
          </table:table-cell>
          <table:table-cell office:value-type="float" office:value="18.3" calcext:value-type="float">
            <text:p>18.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peugeot 505s turbo diesel</text:p>
          </table:table-cell>
          <table:table-cell office:value-type="float" office:value="28.1" calcext:value-type="float">
            <text:p>28.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3230" calcext:value-type="float">
            <text:p>3230</text:p>
          </table:table-cell>
          <table:table-cell office:value-type="float" office:value="20.4" calcext:value-type="float">
            <text:p>20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volvo diesel</text:p>
          </table:table-cell>
          <table:table-cell office:value-type="float" office:value="30.7" calcext:value-type="float">
            <text:p>30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3160" calcext:value-type="float">
            <text:p>3160</text:p>
          </table:table-cell>
          <table:table-cell office:value-type="float" office:value="19.6" calcext:value-type="float">
            <text:p>19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toyota cressida</text:p>
          </table:table-cell>
          <table:table-cell office:value-type="float" office:value="25.4" calcext:value-type="float">
            <text:p>25.4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2900" calcext:value-type="float">
            <text:p>2900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atsun 810 maxima</text:p>
          </table:table-cell>
          <table:table-cell office:value-type="float" office:value="24.2" calcext:value-type="float">
            <text:p>24.2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2930" calcext:value-type="float">
            <text:p>2930</text:p>
          </table:table-cell>
          <table:table-cell office:value-type="float" office:value="13.8" calcext:value-type="float">
            <text:p>13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buick century</text:p>
          </table:table-cell>
          <table:table-cell office:value-type="float" office:value="22.4" calcext:value-type="float">
            <text:p>22.4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415" calcext:value-type="float">
            <text:p>3415</text:p>
          </table:table-cell>
          <table:table-cell office:value-type="float" office:value="15.8" calcext:value-type="float">
            <text:p>15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oldsmobile cutlass ls</text:p>
          </table:table-cell>
          <table:table-cell office:value-type="float" office:value="26.6" calcext:value-type="float">
            <text:p>26.6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05" calcext:value-type="float">
            <text:p>105</text:p>
          </table:table-cell>
          <table:table-cell office:value-type="float" office:value="3725" calcext:value-type="float">
            <text:p>372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ranada gl</text:p>
          </table:table-cell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3060" calcext:value-type="float">
            <text:p>3060</text:p>
          </table:table-cell>
          <table:table-cell office:value-type="float" office:value="17.1" calcext:value-type="float">
            <text:p>17.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rysler lebaron salon</text:p>
          </table:table-cell>
          <table:table-cell office:value-type="float" office:value="17.6" calcext:value-type="float">
            <text:p>17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3465" calcext:value-type="float">
            <text:p>3465</text:p>
          </table:table-cell>
          <table:table-cell office:value-type="float" office:value="16.6" calcext:value-type="float">
            <text:p>16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avali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05" calcext:value-type="float">
            <text:p>2605</text:p>
          </table:table-cell>
          <table:table-cell office:value-type="float" office:value="19.6" calcext:value-type="float">
            <text:p>19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avalier wagon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40" calcext:value-type="float">
            <text:p>2640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avalier 2-door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395" calcext:value-type="float">
            <text:p>239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j2000 se hatchback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2575" calcext:value-type="float">
            <text:p>257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dodge aries s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525" calcext:value-type="float">
            <text:p>2525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pontiac phoenix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735" calcext:value-type="float">
            <text:p>273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fairmont futur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865" calcext:value-type="float">
            <text:p>286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amc concord dl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035" calcext:value-type="float">
            <text:p>3035</text:p>
          </table:table-cell>
          <table:table-cell office:value-type="float" office:value="20.5" calcext:value-type="float">
            <text:p>20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olkswagen rabbit l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980" calcext:value-type="float">
            <text:p>1980</text:p>
          </table:table-cell>
          <table:table-cell office:value-type="float" office:value="15.3" calcext:value-type="float">
            <text:p>15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mazda glc custom l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2025" calcext:value-type="float">
            <text:p>2025</text:p>
          </table:table-cell>
          <table:table-cell office:value-type="float" office:value="18.2" calcext:value-type="float">
            <text:p>18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mazda glc custom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70" calcext:value-type="float">
            <text:p>1970</text:p>
          </table:table-cell>
          <table:table-cell office:value-type="float" office:value="17.6" calcext:value-type="float">
            <text:p>17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plymouth horizon miser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125" calcext:value-type="float">
            <text:p>212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mercury lynx l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5" calcext:value-type="float">
            <text:p>2125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nissan stanza x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160" calcext:value-type="float">
            <text:p>2160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onda accord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05" calcext:value-type="float">
            <text:p>220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2245" calcext:value-type="float">
            <text:p>2245</text:p>
          </table:table-cell>
          <table:table-cell office:value-type="float" office:value="16.9" calcext:value-type="float">
            <text:p>16.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onda civic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honda civic (auto)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.7" calcext:value-type="float">
            <text:p>15.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atsun 310 gx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95" calcext:value-type="float">
            <text:p>199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buick century limite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945" calcext:value-type="float">
            <text:p>294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oldsmobile cutlass ciera (diesel)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float" office:value="85" calcext:value-type="float">
            <text:p>85</text:p>
          </table:table-cell>
          <table:table-cell office:value-type="float" office:value="3015" calcext:value-type="float">
            <text:p>301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rysler lebaron medallio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585" calcext:value-type="float">
            <text:p>258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granada l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2835" calcext:value-type="float">
            <text:p>283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toyota celica g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2665" calcext:value-type="float">
            <text:p>2665</text:p>
          </table:table-cell>
          <table:table-cell office:value-type="float" office:value="13.9" calcext:value-type="float">
            <text:p>13.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dodge charger 2.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70" calcext:value-type="float">
            <text:p>237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rolet camaro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950" calcext:value-type="float">
            <text:p>2950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mustang gl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2790" calcext:value-type="float">
            <text:p>2790</text:p>
          </table:table-cell>
          <table:table-cell office:value-type="float" office:value="15.6" calcext:value-type="float">
            <text:p>15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vw pickup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130" calcext:value-type="float">
            <text:p>2130</text:p>
          </table:table-cell>
          <table:table-cell office:value-type="float" office:value="24.6" calcext:value-type="float">
            <text:p>24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string" calcext:value-type="string">
            <text:p>dodge rampag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295" calcext:value-type="float">
            <text:p>2295</text:p>
          </table:table-cell>
          <table:table-cell office:value-type="float" office:value="11.6" calcext:value-type="float">
            <text:p>11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ford rang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2625" calcext:value-type="float">
            <text:p>2625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chevy s-1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2720" calcext:value-type="float">
            <text:p>2720</text:p>
          </table:table-cell>
          <table:table-cell office:value-type="float" office:value="19.4" calcext:value-type="float">
            <text:p>19.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3585" meta:object-count="0"/>
    <meta:generator>LibreOffice/7.5.0.3$Windows_X86_64 LibreOffice_project/c21113d003cd3efa8c53188764377a8272d9d6de</meta:generator>
  </office:meta>
</office:document-meta>
</file>